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enced open="〈" close="〉">
          <mrow>
            <mrow>
              <mover accent="true">
                <mo stretchy="false">ϕ</mo>
                <mo stretchy="false">̄</mo>
              </mover>
            </mrow>
            <mo stretchy="false">∣</mo>
            <mrow>
              <mover accent="true">
                <mo stretchy="false">ϕ</mo>
                <mo stretchy="false">̄</mo>
              </mover>
            </mrow>
          </mrow>
        </mfenced>
        <mo stretchy="false">=</mo>
        <mfenced open="〈" close="〉">
          <mrow>
            <mrow>
              <mo stretchy="false">ϕ</mo>
            </mrow>
            <mo stretchy="false">∣</mo>
            <mrow>
              <mo stretchy="false">ϕ</mo>
            </mrow>
          </mrow>
        </mfenced>
      </mrow>
      <mi/>
      <mo stretchy="false">⇒</mo>
      <mi/>
      <mrow>
        <msup>
          <mrow>
            <mover accent="true">
              <mi>D</mi>
              <mo stretchy="false">̂</mo>
            </mover>
          </mrow>
          <mo stretchy="false">†</mo>
        </msup>
        <mo stretchy="false">=</mo>
        <msup>
          <mrow>
            <mover accent="true">
              <mi>D</mi>
              <mo stretchy="false">̂</mo>
            </mover>
          </mrow>
          <mrow>
            <mrow>
              <mo stretchy="false">−</mo>
              <mn>1</mn>
            </mrow>
          </mrow>
        </msup>
      </mrow>
    </mrow>
    <annotation encoding="StarMath 5.0">left langle bar %iphi mline bar %iphi right rangle =
left langle %iphi mline %iphi right rangle ~drarrow~
{hat D} ^%Ux2020 = {hat D} ^{-1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33:27.874000000</meta:creation-date>
    <meta:generator>LibreOffice/4.1.4.2$Windows_x86 LibreOffice_project/0a0440ccc0227ad9829de5f46be37cfb6edcf72</meta:generator>
  </office:meta>
</office:document-meta>
</file>